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3">
      <style:text-properties fo:font-size="10pt" style:font-size-asian="10pt" style:font-size-complex="10pt"/>
    </style:style>
    <style:style style:name="P3" style:family="paragraph" style:parent-style-name="Title" style:master-page-name="Standard">
      <style:paragraph-properties style:page-number="auto"/>
      <style:text-properties fo:font-size="15pt" style:font-size-asian="15pt" style:font-size-complex="15pt"/>
    </style:style>
    <style:style style:name="P4" style:family="paragraph" style:parent-style-name="Heading_20_1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Civium — Capstone Brief: “AI Command Agent” MVP</text:p>
      <text:list xml:id="list8772092593127273002" text:style-name="Outline">
        <text:list-item>
          <text:p text:style-name="P4">Who we are.</text:p>
        </text:list-item>
      </text:list>
      <text:p text:style-name="P1">Democracy needs a better operating system: AI-enabled, fair, and accessible by all. <text:s/>CoCivium is an open‑source civic‑tech project focused on consent: no coercion, no Deep State, no kings. </text:p>
      <text:p text:style-name="P1">We also build a CoConsitution, to help Governments as they upgrade outdated country Constitutions and regulatory policies, so they can remain relevant to our emerging digital world. <text:s/>Stemming from this, we then make practical tools that allow absolutely anyone to help shape the way society is governed, including tools that strengthen democratic decision‑making. <text:s/></text:p>
      <text:p text:style-name="P1">We are community‑first, non‑commercial; and all contributions are public and credited. <text:s/></text:p>
      <text:list xml:id="list32293467" text:continue-numbering="true" text:style-name="Outline">
        <text:list-item>
          <text:p text:style-name="P4">Why this matters now.</text:p>
        </text:list-item>
      </text:list>
      <text:p text:style-name="P1">Digital operations move faster than law. <text:s/>Institutions need audit-able AI helpers that execute tasks only with human approval and leave transparent logs. <text:s/>This project is a ground‑level, high‑impact slice, and it opens significant opportunities by successful completion.</text:p>
      <text:list xml:id="list32277642" text:continue-numbering="true" text:style-name="Outline">
        <text:list-item>
          <text:p text:style-name="P4">Objective (7 days)</text:p>
        </text:list-item>
      </text:list>
      <text:p text:style-name="P1">Ship a working MVP, as a self-contained product applicable to any AI, that converts short English requests into approved PowerShell/GitHub actions for the CoCivium repos, with dry‑run previews, allow‑listed commands, and audit logs.</text:p>
      <text:list xml:id="list32297019" text:continue-numbering="true" text:style-name="Outline">
        <text:list-item>
          <text:p text:style-name="P4">Stack</text:p>
        </text:list-item>
      </text:list>
      <text:p text:style-name="P1">Python 3.11 (FastAPI) or Node 20 (Express)</text:p>
      <text:p text:style-name="P1">PowerShell 7 (Windows)</text:p>
      <text:p text:style-name="P1">GitHub CLI (gh)</text:p>
      <text:p text:style-name="P1">Provider‑agnostic LLM abstraction</text:p>
      <text:list xml:id="list32295711" text:continue-numbering="true" text:style-name="Outline">
        <text:list-item>
          <text:p text:style-name="P4">MVP Scope</text:p>
        </text:list-item>
      </text:list>
      <text:p text:style-name="P1">1) Planner that maps an English request to a sequence of whitelisted commands.</text:p>
      <text:p text:style-name="P1">2) Dry‑run preview + human approve/deny step.</text:p>
      <text:p text:style-name="P1">3) Sandbox + allow‑list enforcement; no secrets in source.</text:p>
      <text:p text:style-name="P1">4) Audit log: JSONL + Markdown trail (who/what/when).</text:p>
      <text:p text:style-name="P1">5) GitHub ops: branch → commit → PR → fetch checks status.</text:p>
      <text:p text:style-name="P1">6) Rollback helper for trivial changes.</text:p>
      <text:list xml:id="list32293500" text:continue-numbering="true" text:style-name="Outline">
        <text:list-item>
          <text:p text:style-name="P4">Deliverables (Hopefully Day 7)</text:p>
        </text:list-item>
      </text:list>
      <text:p text:style-name="P1">• Small repo with README + Quickstart.</text:p>
      <text:p text:style-name="P1"><text:soft-page-break/>• Rules engine with basic tests.</text:p>
      <text:p text:style-name="P1">• Demo script showing a trivial PR created via the Agent.</text:p>
      <text:p text:style-name="P1">• 3‑minute screen‑capture walkthrough.</text:p>
      <text:list xml:id="list32300667" text:continue-numbering="true" text:style-name="Outline">
        <text:list-item>
          <text:p text:style-name="P4">Learning Outcomes (Capstone‑style)</text:p>
        </text:list-item>
      </text:list>
      <text:p text:style-name="P1">• Safety &amp; governance: Align AI actions with human approvals + auditability.</text:p>
      <text:p text:style-name="P1">• Shipping discipline: Scoping, tests, rollback, CI checks.</text:p>
      <text:p text:style-name="P1">• OSS portfolio: Real, credited contributions in a live public repo.</text:p>
      <text:p text:style-name="P1">• Entrepreneurial exposure: Option to continue iterating toward a spin‑out.</text:p>
      <text:list xml:id="list32282029" text:continue-numbering="true" text:style-name="Outline">
        <text:list-item>
          <text:p text:style-name="P4">Time &amp; Mode</text:p>
        </text:list-item>
      </text:list>
      <text:p text:style-name="P1">10–20 hrs/week, hybrid Oakville. Modest stipend available; emphasis is open‑source contribution and public credit.</text:p>
      <text:list xml:id="list32299575" text:continue-numbering="true" text:style-name="Outline">
        <text:list-item>
          <text:p text:style-name="P4">How to Apply</text:p>
        </text:list-item>
      </text:list>
      <text:p text:style-name="P1">1) Share a GitHub profile and one small repo that shows at least one structured workflow habit.</text:p>
      <text:p text:style-name="P1">2) Optional, show off an experiment, to test how rewarding it will be to work with Rick, e.g. turn a whitelisted English request into a safe gh command with a dry‑run, with tests, (coding effort: 2 hrs).</text:p>
      <text:p text:style-name="P1">3) Short call or local coffee shop meet, with Rick, to review approach, questions and fit.</text:p>
      <text:list xml:id="list32303906" text:continue-numbering="true" text:style-name="Outline">
        <text:list-item>
          <text:p text:style-name="P4">Links</text:p>
        </text:list-item>
      </text:list>
      <text:p text:style-name="Standard"><text:a xlink:type="simple" xlink:href="https://github.com/rickballard/CoCivium" text:style-name="Internet_20_link" text:visited-style-name="Visited_20_Internet_20_Link"><text:span text:style-name="T1">https://github.com/rickballard/CoCivium</text:span></text:a></text:p>
      <text:p text:style-name="Standard"><text:a xlink:type="simple" xlink:href="https://www.linkedin.com/in/richardballard/" text:style-name="Internet_20_link" text:visited-style-name="Visited_20_Internet_20_Link"><text:span text:style-name="T1">https://www.linkedin.com/in/richardballard/</text:span></text:a></text:p>
      <text:p text:style-name="P1">Backgrounders on why the world seems so messed up, e.g. inequality &amp; democratic risk:</text:p>
      <text:list xml:id="list3660419401710754013" text:style-name="L3">
        <text:list-item>
          <text:p text:style-name="P2">https://rickpublic.substack.com/</text:p>
        </text:list-item>
        <text:list-item>
          <text:p text:style-name="P2">Gilens &amp; Page (2014), Perspectives on Politics: https://www.cambridge.org/core/journals/perspectives-on-politics/article/testing-theories-of-american-politics-elites-interest-groups-and-average-citizens/62327F513959D0A304D4893B382B992B</text:p>
        </text:list-item>
        <text:list-item>
          <text:p text:style-name="P2">Brookings (2019), Capitalism and the Future of Democracy: https://www.brookings.edu/wp-content/uploads/2019/07/Sawhill_Capitalism-and-the-Future-of-Democracy-.pdf</text:p>
        </text:list-item>
        <text:list-item>
          <text:p text:style-name="P2">Bruegel on Piketty’s r&gt;g mechanism: https://www.bruegel.org/blog-post/piketty-theory-controversy</text:p>
        </text:list-item>
      </text:list>
      <text:list xml:id="list32278009" text:continue-list="list32303906" text:style-name="Outline">
        <text:list-item>
          <text:p text:style-name="P4">Contact</text:p>
        </text:list-item>
      </text:list>
      <text:p text:style-name="Standard"><text:span text:style-name="T1">Rick Ballard, Oakville. <text:s/>Email: </text:span><text:a xlink:type="simple" xlink:href="mailto:rballard@inseed.com" text:style-name="Internet_20_link" text:visited-style-name="Visited_20_Internet_20_Link"><text:span text:style-name="T1">rballard@inseed.com</text:span></text:a><text:span text:style-name="T1"> <text:s/>Mobile: +1 416‑414‑8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8-22T12:02:17.56</dc:date>
    <meta:editing-duration>P0D</meta:editing-duration>
    <meta:generator>OpenOffice/4.1.15$Win32 OpenOffice.org_project/4115m2$Build-9813</meta:generator>
    <meta:document-statistic meta:table-count="0" meta:image-count="0" meta:object-count="0" meta:page-count="2" meta:paragraph-count="47" meta:word-count="481" meta:character-count="3536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